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gradient" draw:fill-gradient-name="Tango_20_Green" draw:textarea-horizontal-align="justify" draw:textarea-vertical-align="middle" draw:auto-grow-height="false" fo:min-height="4.55cm" fo:min-width="15.4cm"/>
    </style:style>
    <style:style style:name="gr3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952cm" fo:min-width="0.702cm"/>
    </style:style>
    <style:style style:name="gr4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174cm" fo:min-width="0cm"/>
    </style:style>
    <style:style style:name="gr5" style:family="graphic" style:parent-style-name="standard">
      <style:graphic-properties draw:fill="gradient" draw:fill-gradient-name="Gradient_20_6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4.05cm"/>
    </style:style>
    <style:style style:name="gr8" style:family="graphic" style:parent-style-name="standard">
      <style:graphic-properties draw:textarea-horizontal-align="justify" draw:textarea-vertical-align="middle" draw:auto-grow-height="false" fo:min-height="0.6cm" fo:min-width="3.525cm"/>
    </style:style>
    <style:style style:name="gr9" style:family="graphic" style:parent-style-name="standard">
      <style:graphic-properties draw:fill="gradient" draw:fill-gradient-name="Gradient_20_6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2.03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gradient-name="Tango_20_Green"/>
      <style:paragraph-properties fo:text-align="center"/>
    </style:style>
    <style:style style:name="P3" style:family="paragraph">
      <loext:graphic-properties draw:fill="gradient" draw:fill-gradient-name="Gradient_20_2"/>
      <style:paragraph-properties fo:text-align="center"/>
    </style:style>
    <style:style style:name="P4" style:family="paragraph">
      <loext:graphic-properties draw:fill="gradient" draw:fill-gradient-name="Gradient_20_4"/>
      <style:paragraph-properties fo:text-align="center"/>
    </style:style>
    <style:style style:name="P5" style:family="paragraph">
      <loext:graphic-properties draw:fill="gradient" draw:fill-gradient-name="Gradient_20_6"/>
      <style:paragraph-properties fo:text-align="center"/>
    </style:style>
    <style:style style:name="P6" style:family="paragraph">
      <loext:graphic-properties draw:fill="gradient" draw:fill-gradient-name="Gradient_20_8"/>
      <style:paragraph-properties fo:text-align="center"/>
    </style:style>
    <style:style style:name="P7" style:family="paragraph">
      <style:paragraph-properties fo:text-align="center"/>
    </style:style>
  </office:automatic-styles>
  <office:body>
    <office:drawing>
      <draw:page draw:name="page1" draw:style-name="dp1" draw:master-page-name="Domyślnie">
        <draw:path draw:style-name="gr1" draw:text-style-name="P1" draw:layer="layout" svg:width="3.869cm" svg:height="4.393cm" draw:transform="skewX (-0.0275762021815104) rotate (-2.93895992743325) translate (7.27460078029017cm 7.20406948285176cm)" svg:viewBox="0 0 3870 4394" svg:d="M1427 4329c524 63 1107-50 1464-471 334-394 891-705 925-1265 30-501 189-1128-231-1504-409-367-815-753-1315-1000-480-236-1257 16-1382 534-113 468-292 861-406 1327-106 430-629 809-442 1274 182 451 348 1190 1034 1169l409-97z">
          <text:p/>
        </draw:path>
        <draw:path draw:style-name="gr1" draw:text-style-name="P1" draw:layer="layout" svg:width="0.665cm" svg:height="0.999cm" draw:transform="rotate (-2.2790509372542) translate (5.41958610656164cm 5.26171822352083cm)" svg:viewBox="0 0 666 1000" svg:d="M135 969c386 152 680-273 450-706-370-697-759 183-503 431l227 264">
          <text:p/>
        </draw:path>
        <draw:custom-shape draw:style-name="gr2" draw:text-style-name="P2" draw:layer="layout" svg:width="15.9cm" svg:height="4.8cm" svg:x="2.8cm" svg:y="22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cm" svg:height="1.7cm" svg:x="3.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layer="layout" svg:width="4.027cm" svg:height="3.774cm" draw:transform="rotate (2.99847565492626) translate (17.1936355136208cm 8.48140012868712cm)" svg:viewBox="0 0 4028 3775" svg:d="M2815 3697c483 42 847-286 1106-616 232-297 13-730 18-1094 6-407-31-819-139-1211-116-420-597-658-1015-698-375-36-762-124-1132-48-362 74-669 69-999 390-344 336-380 710-584 1070-199 351 65 758 321 1008 290 283 197 765 533 1015 371 275 859 294 1300 234l349-15 247-1z">
          <text:p/>
        </draw:path>
        <draw:path draw:style-name="gr1" draw:text-style-name="P1" draw:layer="layout" svg:width="2.661cm" svg:height="2.931cm" draw:transform="rotate (-1.92876335637893) translate (7.21843256938937cm 9.93134554027628cm)" svg:viewBox="0 0 2662 2932" svg:d="M930 2713c425-41 868-88 1259 86 760 339 459-478 98-631-353-150-394-657-423-1032-29-374 87-876-435-1064-404-144-788-45-1166 65-523 153-130 650 24 957 261 519 668 450 1064 457 956 19-239 145-383 69-650-340-556 533-368 807l297 298 338 207">
          <text:p/>
        </draw:path>
        <draw:path draw:style-name="gr1" draw:text-style-name="P1" draw:layer="layout" svg:width="2.818cm" svg:height="2.101cm" draw:transform="rotate (2.92150663491331) translate (6.30152480331888cm 13.3658747207609cm)" svg:viewBox="0 0 2819 2102" svg:d="M1807 1698c297-9 748 207 837-401 62-417 288-800 104-1129-227-407-706 44-1041 125-593 144-267 633-150 926 188 471-131 918-588 881-527-43-797-461-941-860-178-492 542-487 788-782l366-118 389 305 57 94">
          <text:p/>
        </draw:path>
        <draw:custom-shape draw:style-name="gr4" draw:text-style-name="P4" draw:layer="layout" svg:width="0.7cm" svg:height="0.6cm" svg:x="4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5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4cm" svg:height="0.5cm" svg:x="4.2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6cm" svg:height="0.6cm" svg:x="5.4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5.2cm" svg:height="1.4cm" svg:x="7.9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4.6cm" svg:height="1.7cm" svg:x="7.4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5" draw:layer="layout" svg:width="1.8cm" svg:height="1.8cm" svg:x="14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9cm" svg:height="1.6cm" svg:x="8.6cm" svg:y="14.9cm">
          <text:p/>
          <draw:enhanced-geometry svg:viewBox="0 0 21600 21600" draw:text-areas="0 ?f0 ?f5 ?f2" draw:type="right-arrow" draw:modifiers="14511.6856256463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0" draw:display-name="Gradient 10" draw:style="linear" draw:start-color="#21409a" draw:end-color="#4e9a06" draw:start-intensity="100%" draw:end-intensity="100%" draw:angle="300" draw:border="0%"/>
    <draw:gradient draw:name="Gradient_20_2" draw:display-name="Gradient 2" draw:style="linear" draw:start-color="#ef413d" draw:end-color="#fff200" draw:start-intensity="100%" draw:end-intensity="100%" draw:angle="300" draw:border="0%"/>
    <draw:gradient draw:name="Gradient_20_3" draw:display-name="Gradient 3" draw:style="linear" draw:start-color="#21409a" draw:end-color="#4e9a06" draw:start-intensity="100%" draw:end-intensity="100%" draw:angle="300" draw:border="0%"/>
    <draw:gradient draw:name="Gradient_20_4" draw:display-name="Gradient 4" draw:style="linear" draw:start-color="#21409a" draw:end-color="#a3238e" draw:start-intensity="100%" draw:end-intensity="100%" draw:angle="300" draw:border="0%"/>
    <draw:gradient draw:name="Gradient_20_5" draw:display-name="Gradient 5" draw:style="linear" draw:start-color="#21409a" draw:end-color="#4e9a06" draw:start-intensity="100%" draw:end-intensity="100%" draw:angle="300" draw:border="0%"/>
    <draw:gradient draw:name="Gradient_20_6" draw:display-name="Gradient 6" draw:style="linear" draw:start-color="#21409a" draw:end-color="#5c2d91" draw:start-intensity="100%" draw:end-intensity="100%" draw:angle="300" draw:border="0%"/>
    <draw:gradient draw:name="Gradient_20_7" draw:display-name="Gradient 7" draw:style="linear" draw:start-color="#8f187c" draw:end-color="#4e9a06" draw:start-intensity="100%" draw:end-intensity="100%" draw:angle="300" draw:border="0%"/>
    <draw:gradient draw:name="Gradient_20_8" draw:display-name="Gradient 8" draw:style="linear" draw:start-color="#8f187c" draw:end-color="#21409a" draw:start-intensity="100%" draw:end-intensity="100%" draw:angle="300" draw:border="0%"/>
    <draw:gradient draw:name="Gradient_20_9" draw:display-name="Gradient 9" draw:style="linear" draw:start-color="#21409a" draw:end-color="#4e9a06" draw:start-intensity="100%" draw:end-intensity="100%" draw:angle="300" draw:border="0%"/>
    <draw:gradient draw:name="Tango_20_Green" draw:display-name="Tango Green" draw:style="linear" draw:start-color="#ef413d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0T10:26:09.331952403</meta:creation-date>
    <dc:date>2019-05-10T10:35:32.172790765</dc:date>
    <meta:editing-duration>PT9M23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